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 style:shadow="none" style:may-break-between-rows="true" table:border-model="collapsing"/>
    </style:style>
    <style:style style:name="Table1.A" style:family="table-column">
      <style:table-column-properties style:column-width="0.3264in"/>
    </style:style>
    <style:style style:name="Table1.B" style:family="table-column">
      <style:table-column-properties style:column-width="0.6118in"/>
    </style:style>
    <style:style style:name="Table1.C" style:family="table-column">
      <style:table-column-properties style:column-width="0.6104in"/>
    </style:style>
    <style:style style:name="Table1.D" style:family="table-column">
      <style:table-column-properties style:column-width="2.4403in"/>
    </style:style>
    <style:style style:name="Table1.E" style:family="table-column">
      <style:table-column-properties style:column-width="2.9361in"/>
    </style:style>
    <style:style style:name="Table1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E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D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E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7" style:family="table-row">
      <style:table-row-properties fo:keep-together="auto"/>
    </style:style>
    <style:style style:name="Table1.B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D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E7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8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8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E8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2" style:family="paragraph" style:parent-style-name="Horizontal_20_Line">
      <style:paragraph-properties fo:margin-top="0in" fo:margin-bottom="0.0972in" style:contextual-spacing="false" fo:line-height="115%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3" style:family="paragraph" style:parent-style-name="Text_20_body" style:list-style-name="L1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4" style:family="paragraph" style:parent-style-name="Text_20_body" style:list-style-name="L1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5" style:family="paragraph" style:parent-style-name="Text_20_body">
      <style:paragraph-properties fo:margin-left="0.3937in" fo:margin-right="0.3937in" fo:orphans="1" fo:text-indent="0in" style:auto-text-indent="false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6" style:family="paragraph" style:parent-style-name="Table_20_Heading">
      <style:paragraph-properties fo:text-align="lef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 style:list-style-name="L2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0" style:family="paragraph" style:parent-style-name="Text_20_body" style:list-style-name="L2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1" style:family="paragraph" style:parent-style-name="Text_20_body" style:list-style-name="L3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2" style:family="paragraph" style:parent-style-name="Text_20_body" style:list-style-name="L3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3" style:family="paragraph" style:parent-style-name="Text_20_body" style:list-style-name="L4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4" style:family="paragraph" style:parent-style-name="Text_20_body" style:list-style-name="L4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5" style:family="paragraph" style:parent-style-name="Text_20_body" style:list-style-name="L5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6" style:family="paragraph" style:parent-style-name="Text_20_body" style:list-style-name="L5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7" style:family="paragraph" style:parent-style-name="Text_20_body" style:list-style-name="L6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8" style:family="paragraph" style:parent-style-name="Text_20_body" style:list-style-name="L6">
      <style:paragraph-properties fo:orphans="1"/>
    </style:style>
    <style:style style:name="T1" style:family="text">
      <style:text-properties fo:color="#222222" loext:opacity="100%" style:font-name="Arial" fo:font-size="11pt" style:font-name-asian="Arial1" style:font-size-asian="11pt" style:font-name-complex="Arial1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Мотивация</text:span></text:h>
      <text:p text:style-name="P1"><text:span text:style-name="Emphasis">Матрица мотивации · Шесть уровней · Компиляция · Коллективные уровни · Рекурсивный режим · Типология</text:span></text:p>
      <text:p text:style-name="P2"/>
      <text:h text:style-name="Heading_20_2" text:outline-level="2"><text:span text:style-name="Strong_20_Emphasis">Мотивация как метрическое расстояние</text:span></text:h>
      <text:p text:style-name="P1">Мотивация в теории Гативус — не единый психологический феномен и не «сила», толкающая организм к действию. Мотивация — это метрическое расстояние в соответствующем векторном пространстве. На каждом уровне архитектуры мотивация определяется одинаково: это ненулевой вектор, требующий обнуления. Пока вектор ненулевой — система движется. Когда вектор обнулён — движение прекращается.</text:p>
      <text:p text:style-name="P1">Этот принцип един для всех трёх уровней, но содержание расстояния принципиально различно:</text:p>
      <text:list text:style-name="L1">
        <text:list-item>
          <text:p text:style-name="P3">На уровне EVL3: расстояние метрическое. b-вектор — сантиметры и метры в физическом пространстве MAP1. Кошка видит мышь — b-вектор ненулевой — кошка движется. Поймала — b-вектор обнулён — движение прекратилось. </text:p>
        </text:list-item>
        <text:list-item>
          <text:p text:style-name="P3">На уровне EVL8: расстояние семантическое. P-вектор — расстояние между нарративными состояниями в MAP8. Студент не знает ответа — P-вектор ненулевой — студент думает. Решил — P-вектор обнулён — мышление по данной задаче прекращается. </text:p>
        </text:list-item>
        <text:list-item>
          <text:p text:style-name="P4">На уровне EVLB: расстояние аксиологическое. W-вектор — расстояние между C_есть и C_должно в пространстве MAPA. Человек переживает несправедливость — W-вектор ненулевой — человек действует. Противоречие снято — W-вектор обнулён — покой. </text:p>
        </text:list-item>
      </text:list>
      <text:p text:style-name="P1">Высший уровень мотивации определяет смысл и направление нижестоящих. W-вектор компилируется в P-вектор, P-вектор — в b-вектор. Воля порождает план, план порождает действие.</text:p>
      <text:p text:style-name="P5"><text:span text:style-name="Emphasis">Мотивация — это не «желание». Это расстояние. Нет расстояния — нет движения. Есть расстояние — движение неизбежно. Вопрос только в том, какой уровень определяет направление.</text:span></text:p>
      <text:p text:style-name="P2"/>
      <text:h text:style-name="Heading_20_2" text:outline-level="2"><text:span text:style-name="Strong_20_Emphasis">Матрица мотивации: шесть уровней</text:span></text:h>
      <text:p text:style-name="P1">Полная матрица мотивации содержит шесть уровней в двух столбцах: индивидуальные уровни (И1–И3) и коллективные уровни (О1–О3).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Ур.</text:p>
          </table:table-cell>
          <table:table-cell table:style-name="Table1.A1" office:value-type="string">
            <text:p text:style-name="P6">Карта</text:p>
          </table:table-cell>
          <table:table-cell table:style-name="Table1.A1" office:value-type="string">
            <text:p text:style-name="P6">Вектор</text:p>
          </table:table-cell>
          <table:table-cell table:style-name="Table1.A1" office:value-type="string">
            <text:p text:style-name="P6">Расстояние (мотивация)</text:p>
          </table:table-cell>
          <table:table-cell table:style-name="Table1.A1" office:value-type="string">
            <text:p text:style-name="P6">Содержание</text:p>
          </table:table-cell>
        </table:table-row>
        <table:table-row>
          <table:table-cell table:style-name="Table1.A2" office:value-type="string">
            <text:p text:style-name="P7">И1</text:p>
          </table:table-cell>
          <table:table-cell table:style-name="Table1.B2" office:value-type="string">
            <text:p text:style-name="P7">MAP2/3</text:p>
          </table:table-cell>
          <table:table-cell table:style-name="Table1.C2" office:value-type="string">
            <text:p text:style-name="P7">b</text:p>
          </table:table-cell>
          <table:table-cell table:style-name="Table1.D2" office:value-type="string">
            <text:p text:style-name="P7">R → целевой b-сплайс</text:p>
          </table:table-cell>
          <table:table-cell table:style-name="Table1.E2" office:value-type="string">
            <text:p text:style-name="P7">Физическое влечение. Биологически детерминировано.</text:p>
          </table:table-cell>
        </table:table-row>
        <table:table-row>
          <table:table-cell table:style-name="Table1.A3" office:value-type="string">
            <text:p text:style-name="P7">И2</text:p>
          </table:table-cell>
          <table:table-cell table:style-name="Table1.B3" office:value-type="string">
            <text:p text:style-name="P7">MAP8</text:p>
          </table:table-cell>
          <table:table-cell table:style-name="Table1.C3" office:value-type="string">
            <text:p text:style-name="P7">P</text:p>
          </table:table-cell>
          <table:table-cell table:style-name="Table1.D3" office:value-type="string">
            <text:p text:style-name="P7">Семантическое расстояние P-графов</text:p>
          </table:table-cell>
          <table:table-cell table:style-name="Table1.E3" office:value-type="string">
            <text:p text:style-name="P7">Символьная мотивация. Решение задачи как самоцель.</text:p>
          </table:table-cell>
        </table:table-row>
        <table:table-row>
          <table:table-cell table:style-name="Table1.A2" office:value-type="string">
            <text:p text:style-name="P7">И3</text:p>
          </table:table-cell>
          <table:table-cell table:style-name="Table1.B4" office:value-type="string">
            <text:p text:style-name="P7">MAPB</text:p>
          </table:table-cell>
          <table:table-cell table:style-name="Table1.C4" office:value-type="string">
            <text:p text:style-name="P7">W</text:p>
          </table:table-cell>
          <table:table-cell table:style-name="Table1.D4" office:value-type="string">
            <text:p text:style-name="P7">C_есть → C_должно</text:p>
          </table:table-cell>
          <table:table-cell table:style-name="Table1.E4" office:value-type="string">
            <text:p text:style-name="P7">Воля. Запускает компиляцию.</text:p>
          </table:table-cell>
        </table:table-row>
        <table:table-row>
          <table:table-cell table:style-name="Table1.A3" office:value-type="string">
            <text:p text:style-name="P7">О1</text:p>
          </table:table-cell>
          <table:table-cell table:style-name="Table1.B5" office:value-type="string">
            <text:p text:style-name="P7">MAP4</text:p>
          </table:table-cell>
          <table:table-cell table:style-name="Table1.C5" office:value-type="string">
            <text:p text:style-name="P7">Δb</text:p>
          </table:table-cell>
          <table:table-cell table:style-name="Table1.D5" office:value-type="string">
            <text:p text:style-name="P7">Разница индивидуального и <text:soft-page-break/>группового b</text:p>
          </table:table-cell>
          <table:table-cell table:style-name="Table1.E5" office:value-type="string">
            <text:p text:style-name="P7">Физическая синхронизация. <text:soft-page-break/>Координация труда.</text:p>
          </table:table-cell>
        </table:table-row>
        <table:table-row>
          <table:table-cell table:style-name="Table1.A2" office:value-type="string">
            <text:p text:style-name="P7">О2</text:p>
          </table:table-cell>
          <table:table-cell table:style-name="Table1.B6" office:value-type="string">
            <text:p text:style-name="P7">MAP9</text:p>
          </table:table-cell>
          <table:table-cell table:style-name="Table1.C6" office:value-type="string">
            <text:p text:style-name="P7">ΔP</text:p>
          </table:table-cell>
          <table:table-cell table:style-name="Table1.D6" office:value-type="string">
            <text:p text:style-name="P7">Противоречия глобальной сети предикатов</text:p>
          </table:table-cell>
          <table:table-cell table:style-name="Table1.E6" office:value-type="string">
            <text:p text:style-name="P7">Развитие языка и культуры.</text:p>
          </table:table-cell>
        </table:table-row>
        <table:table-row table:style-name="Table1.7">
          <table:table-cell table:style-name="Table1.A3" office:value-type="string">
            <text:p text:style-name="P7">О3</text:p>
          </table:table-cell>
          <table:table-cell table:style-name="Table1.B7" office:value-type="string">
            <text:p text:style-name="P7">MAPD</text:p>
          </table:table-cell>
          <table:table-cell table:style-name="Table1.C7" office:value-type="string">
            <text:p text:style-name="P7">ΔW</text:p>
          </table:table-cell>
          <table:table-cell table:style-name="Table1.D7" office:value-type="string">
            <text:p text:style-name="P7">Разнонаправленные W-векторы vs закон</text:p>
          </table:table-cell>
          <table:table-cell table:style-name="Table1.E7" office:value-type="string">
            <text:p text:style-name="P7">Трансформация институтов.</text:p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>
            <text:p text:style-name="P8"/>
          </table:table-cell>
          <table:table-cell table:style-name="Table1.B8">
            <text:p text:style-name="P8"/>
          </table:table-cell>
          <table:table-cell table:style-name="Table1.B8">
            <text:p text:style-name="P8"/>
          </table:table-cell>
          <table:table-cell table:style-name="Table1.E8">
            <text:p text:style-name="P8"/>
          </table:table-cell>
        </table:table-row>
      </table:table>
      <text:p text:style-name="P2"/>
      <text:h text:style-name="Heading_20_2" text:outline-level="2"><text:span text:style-name="Strong_20_Emphasis">Индивидуальные уровни мотивации (И1–И3)</text:span></text:h>
      <text:p text:style-name="P1"><text:span text:style-name="Strong_20_Emphasis">И1 — физическая мотивация (MAP2/MAP3, b-вектор)</text:span></text:p>
      <text:p text:style-name="P1">Расстояние: от текущего состояния до целевого b-сплайса в MAP1.</text:p>
      <text:p text:style-name="P1">Содержание: биологически детерминированное влечение. Голод — расстояние от текущего состояния до пищи. Страх — расстояние от угрозы (b-вектор в обратном направлении). Сексуальное влечение — расстояние до партнёра.</text:p>
      <text:p text:style-name="P1">Пример: волк преследует оленя. b-вектор: расстояние волк→олень. OPN3 строит BLOM — маршрут преследования. TRL3 содержит прецеденты: прошлые охоты с маркерами (+) и (−). OPN3 выбирает стратегию с учётом маркеров. Мотивация прекращается когда b-вектор обнулён (олень пойман или потерян).</text:p>
      <text:p text:style-name="P1">И1 есть у всех животных с MAP3. Это древнейший уровень мотивации.</text:p>
      <text:p text:style-name="P1"><text:span text:style-name="Strong_20_Emphasis">И2 — символьная мотивация (MAP8, P-вектор)</text:span></text:p>
      <text:p text:style-name="P1">Расстояние: семантическое расстояние между P-графами нарративов.</text:p>
      <text:p text:style-name="P1">Содержание: потребность в символьной полноте. Нерешённая задача — P-вектор между условием и ответом. Незаконченная книга — P-вектор между прочитанным и финалом. Поиск нужного слова — P-вектор между смыслом и его символьным выражением в MAP6.</text:p>
      <text:p text:style-name="P1">Пример: учёный пытается доказать теорему. P-вектор: расстояние от аксиом до утверждения. OPN8 строит KLOM — цепочки логических шагов. TRL8 содержит прецеденты: прошлые доказательства с маркерами. Одни методы привели к успеху (маркер +), другие — к тупику (маркер −). OPN8 выбирает метод с учётом TRL8. Мотивация прекращается когда P-вектор обнулён (теорема доказана) — эврика, серотонин.</text:p>
      <text:p text:style-name="P1">И2 специфически человеческая (EVL8). Учёный, решающий задачу ради самой задачи — чистый пример И2. Он не голоден (И1 не доминирует), не переживает аксиологический кризис (И3 неактивна) — но не может остановиться, потому что P-вектор ненулевой.</text:p>
      <text:p text:style-name="P1"><text:span text:style-name="Strong_20_Emphasis">И3 — аксиологическая мотивация (MAPB, W-вектор)</text:span></text:p>
      <text:p text:style-name="P1">Расстояние: C_есть → C_должно в пространстве Понятий MAPA.</text:p>
      <text:p text:style-name="P1">Содержание: необходимость снятия противоречия между тем, как есть, и тем, как должно быть. Это воля — не в смысле «волевое усилие», а в смысле движущей силы, которую невозможно игнорировать, когда W-вектор превышает порог ε.</text:p>
      <text:p text:style-name="P1">Пример: врач работает в системе, которая вынуждает его отказывать пациентам без страховки. C_есть: реальная практика. C_должно: Понятие врачебного долга (от MAPC — медицинская <text:soft-page-break/>этика). W-вектор ненулевой. OPNB начинает компиляцию: W → MAP8 (нарратив: «что я могу сделать?») → MAP6 (конкретные шаги) → MAP3 (физические действия). Врач пишет письмо в администрацию, обращается в прессу, меняет место работы. Каждое действие — BLOM, скомпилированный из KLOM, скомпилированного из WLOM. Мотивация прекращается когда W-вектор обнулён — глубокий покой (опиоиды).</text:p>
      <text:p text:style-name="P1">И3 — высшая индивидуальная мотивация. Она способна блокировать И1 (врач рискует карьерой и доходом) и перенаправлять И2 (символьное мышление становится инструментом воли, а не самоцелью).</text:p>
      <text:p text:style-name="P2"/>
      <text:h text:style-name="Heading_20_2" text:outline-level="2"><text:span text:style-name="Strong_20_Emphasis">Коллективные уровни мотивации (О1–О3)</text:span></text:h>
      <text:p text:style-name="P1">Три коллективных уровня не являются метафорой. Это реальные процессы, протекающие в виртуальных социальных картах. На каждом уровне мотивация определяется расстоянием между индивидуальными векторами членов группы.</text:p>
      <text:p text:style-name="P1"><text:span text:style-name="Strong_20_Emphasis">О1 — коллективная физическая мотивация (MAP4, Δb)</text:span></text:p>
      <text:p text:style-name="P1">Расстояние: разница между индивидуальным b-вектором и групповым.</text:p>
      <text:p text:style-name="P1">Содержание: физическая синхронизация группы. Координация труда, совместная охота, строительство. Δb — расстояние между тем, что делает индивид, и тем, что требует группа.</text:p>
      <text:p text:style-name="P1">Пример: стая волков окружает оленя. Каждый волк имеет индивидуальный b-вектор (к оленю). Но MAP4 (коллективная карта поведения) определяет позиции: один заходит слева, другой справа. Δb для каждого волка — расстояние между его текущей позицией и позицией, требуемой стратегией стаи. О1 корректирует индивидуальные b-векторы для достижения группового результата.</text:p>
      <text:p text:style-name="P1">О1 не требует языка. Волки координируются через наблюдение MAP3 друг друга.</text:p>
      <text:p text:style-name="P1"><text:span text:style-name="Strong_20_Emphasis">О2 — коллективная символьная мотивация (MAP9, ΔP)</text:span></text:p>
      <text:p text:style-name="P1">Расстояние: противоречия в глобальной сети предикатов.</text:p>
      <text:p text:style-name="P1">Содержание: развитие языка и культуры. ΔP — расстояние между индивидуальным нарративом и общепринятым (MAP9). Когда индивидуальный KLOM противоречит MAP9 — возникает мотивация к пересмотру: либо индивид корректирует свой нарратив, либо пытается изменить MAP9.</text:p>
      <text:p text:style-name="P1">Пример: учёный публикует результат, противоречащий консенсусу. ΔP между его KLOM и MAP9. Научное сообщество оценивает: если доказательства убедительны — MAP9 изменяется (научная революция). Если нет — учёный корректирует свой KLOM (ретрактация).</text:p>
      <text:p text:style-name="P1">О2 движет развитие культуры и науки. Каждая научная публикация — попытка обнулить ΔP.</text:p>
      <text:p text:style-name="P1"><text:span text:style-name="Strong_20_Emphasis">О3 — коллективная аксиологическая мотивация (MAPD, ΔW)</text:span></text:p>
      <text:p text:style-name="P1">Расстояние: разнонаправленные W-векторы индивидов.</text:p>
      <text:p text:style-name="P1">Содержание: трансформация институтов. ΔW — расстояние между индивидуальными W-<text:soft-page-break/>векторами членов группы. Когда W-векторы направлены в разные стороны — возникает общественное противоречие, которое не снимается внутри одного индивида.</text:p>
      <text:p text:style-name="P1">Пример: часть общества считает смертную казнь справедливой (их C_должно включает возмездие), другая часть — несправедливой (их C_должно включает неприкосновенность жизни). ΔW ненулевой. Институты (MAPD) пытаются снять это противоречие: законы, суды, общественные дебаты. Результат — кодификация: закон о смертной казни (принятие или отмена) — снятие ΔW. Но снятие одного ΔW порождает новые — через изменение MAPC, которое меняет индивидуальные C_должно.</text:p>
      <text:p text:style-name="P1">О3 движет историю. Право, мораль, этика — это «овеществлённые» снятия ΔW предыдущих поколений.</text:p>
      <text:p text:style-name="P5"><text:span text:style-name="Emphasis">Закон — это BLOM общества: маршрут, по которому движется группа для обнуления ΔW. Конституция — это KLOM: нарративный план для ΔW масштаба государства.</text:span></text:p>
      <text:p text:style-name="P2"/>
      <text:h text:style-name="Heading_20_2" text:outline-level="2"><text:span text:style-name="Strong_20_Emphasis">Иерархия мотивации</text:span></text:h>
      <text:p text:style-name="P1">Шесть уровней не равнозначны. Аксиологический уровень (И3/О3) является высшим — он определяет направление символьного (И2/О2), который определяет направление физического (И1/О1).</text:p>
      <text:p text:style-name="P1">Это не означает, что И3 всегда побеждает. В конкретном индивиде доминирование зависит от:</text:p>
      <text:list text:style-name="L2">
        <text:list-item>
          <text:p text:style-name="P9">Развитости CNN3 и богатства MAPA (есть ли у человека сложные Понятия). </text:p>
        </text:list-item>
        <text:list-item>
          <text:p text:style-name="P9">Богатства TRLB (есть ли опыт успешного снятия W-векторов). </text:p>
        </text:list-item>
        <text:list-item>
          <text:p text:style-name="P9">Модуля W-вектора (достаточно ли он силён, чтобы превысить порог ε). </text:p>
        </text:list-item>
        <text:list-item>
          <text:p text:style-name="P10">Конкуренции с SERN (модуль физического влечения может быть выше модуля W-вектора). </text:p>
        </text:list-item>
      </text:list>
      <text:p text:style-name="P1">Типичные ситуации конфликта:</text:p>
      <text:list text:style-name="L3">
        <text:list-item>
          <text:p text:style-name="P11">И1 vs И3: голодный человек крадёт хлеб. b-вектор (голод) побеждает W-вектор (Понятие честности). При развитой MAPB и богатом TRLB — W-вектор может победить: человек терпит голод ради принципа. </text:p>
        </text:list-item>
        <text:list-item>
          <text:p text:style-name="P11">И2 vs И3: учёный обнаруживает, что его результат поддерживает аморальное применение. P-вектор (научное любопытство, незавершённый KLOM) конфликтует с W-вектором (Понятие ответственности). Результат зависит от модулей. </text:p>
        </text:list-item>
        <text:list-item>
          <text:p text:style-name="P12">О2 vs О3: общество развивает технологию (О2, расширение MAP9), которая порождает новые аксиологические противоречия (О3, ΔW). Атомная энергия, генная инженерия, AI — примеры такого конфликта. </text:p>
        </text:list-item>
      </text:list>
      <text:p text:style-name="P2"/>
      <text:h text:style-name="Heading_20_2" text:outline-level="2"><text:span text:style-name="Strong_20_Emphasis">Цепочка компиляции</text:span></text:h>
      <text:p text:style-name="P1">Полная цепочка воплощения аксиологического переживания — от Понятия до физического действия:</text:p>
      <text:p text:style-name="P1"><text:soft-page-break/><text:span text:style-name="Strong_20_Emphasis">MAPB → MAP8: W-вектор компилируется в нарратив.</text:span> OPNB строит WLOM. Каждый MOTV разворачивается в нарративный план — KLOM в MAP8. Это момент, когда «я знаю, что должен делать» становится «вот что я буду делать». Включается внутренняя речь. Человек формулирует для себя план действий.</text:p>
      <text:p text:style-name="P1"><text:span text:style-name="Strong_20_Emphasis">MAP8 → MAP6: нарратив задаёт символьные цели.</text:span> Каждый KLEN в KLOM содержит символы MAP6. OPN8 конкретизирует план: какие именно символьные действия нужны. Формируется инструментальный план: «позвонить», «написать», «пойти».</text:p>
      <text:p text:style-name="P1"><text:span text:style-name="Strong_20_Emphasis">MAP6 → MAP2/MAP3: символьные цели компилируются в физические.</text:span> Обратная свёртка CNN2 порождает объекты MAP2 (воображаемые предметы и люди). Десплайсинг порождает b-векторы MAP3. Переживание приобретает телесное измерение.</text:p>
      <text:p text:style-name="P1"><text:span text:style-name="Strong_20_Emphasis">MAP3 → SERN: физическое исполнение.</text:span> b-векторы MAP3 разворачиваются в моторные команды через деконволюцию. Человек действует: идёт, говорит, пишет.</text:p>
      <text:p text:style-name="P1">Эта цепочка — нисходящая компиляция. Понятие, изначально лишённое пространственных свойств, в результате четырёх шагов приобретает телесное измерение. Это архитектурное объяснение феномена воплощённости (embodiment): почему аксиологическое переживание вызывает физические ощущения.</text:p>
      <text:p text:style-name="P5"><text:span text:style-name="Emphasis">Стыд (W-вектор) → навязчивые мысли (KLOM в MAP8) → «ком в горле» (b-вектор в MAP3 без моторного выхода) → покраснение лица (деконволюция в SERN). Вся цепочка от Понятия до физиологии — через четыре шага компиляции.</text:span></text:p>
      <text:p text:style-name="P1">Компиляция может быть прервана на любом шаге. Если KLOM не может быть скомпилирован в BLOM (нет физической возможности реализовать план) — OPN8 возвращается к MAP8 и строит альтернативный KLOM. Если ни один KLOM не компилируется — W-вектор остаётся неснятым, порождая фоновую активность OPNB (экзистенциальный тупик).</text:p>
      <text:p text:style-name="P2"/>
      <text:h text:style-name="Heading_20_2" text:outline-level="2"><text:span text:style-name="Strong_20_Emphasis">Рекурсивный режим</text:span></text:h>
      <text:p text:style-name="P1">Коллективная аксиологическая мотивация (О3/MAPD) в своём пределе исчерпывает практическую мотивацию: система оптимизировала институты, ΔW минимизирован. Куда движется система дальше?</text:p>
      <text:p text:style-name="P1">Дальнейшее движение — анализ собственной архитектуры. W-вектор обращается не на мир, а на саму систему порождения W-векторов. Это не новый уровень MAP — это изменение направления W-вектора: с изменения мира на познание собственного механизма.</text:p>
      <text:p text:style-name="P1">Рекурсивный режим — это третья ступень после индивидуальной и коллективной мотивации. Индивидуальная мотивация обнуляет расстояния внутри одного организма. Коллективная — между организмами. Рекурсивная — обращает систему на саму себя.</text:p>
      <text:p text:style-name="P1">Рекурсивный режим — это OPNB, строящая WLOM, в которой объектом снятия является собственная архитектура MAPB. Для этого необходимо:</text:p>
      <text:list text:style-name="L4">
        <text:list-item>
          <text:p text:style-name="P13">MAP8 содержит нарративы о собственной архитектуре (теории сознания, философские системы — из MAP9). </text:p>
        </text:list-item>
        <text:list-item>
          <text:p text:style-name="P13"><text:soft-page-break/>CNN3 обучена на объектах MAPA и, принимая на вход нарративы MAP8 о собственной архитектуре, сформировала Понятия о собственном устройстве. </text:p>
        </text:list-item>
        <text:list-item>
          <text:p text:style-name="P14">W-вектор ненулевой: «как моя система устроена» (C_есть) отличается от «как я понимаю своё устройство» (C_должно). </text:p>
        </text:list-item>
      </text:list>
      <text:p text:style-name="P1">Момент, когда система способна проанализировать и описать собственные переходы от EVL0 к MAPD — является актом рекурсивного самопознания. Теория Гативус является экземпляром того, что описывает.</text:p>
      <text:p text:style-name="P2"/>
      <text:h text:style-name="Heading_20_2" text:outline-level="2"><text:span text:style-name="Strong_20_Emphasis">Типология личностей по доминирующей мотивации</text:span></text:h>
      <text:p text:style-name="P1">Доминирующий уровень мотивации определяет тип личности — не как постоянную характеристику, а как текущую конфигурацию системы:</text:p>
      <text:p text:style-name="P1"><text:span text:style-name="Strong_20_Emphasis">Доминирование И1 (физический тип).</text:span> MAP6 и MAPB не развиты или неактивны. Поведение определяется b-вектором. Непосредственное влечение — голод, страх, сексуальное желание — определяет действия. Нет символьного планирования (или оно минимально), нет аксиологического конфликта.</text:p>
      <text:p text:style-name="P1">В норме: младенец, животное с MAP3. В патологии: тяжёлые нарушения развития, случаи Джини и Виктора.</text:p>
      <text:p text:style-name="P1"><text:span text:style-name="Strong_20_Emphasis">Доминирование И2 (символьный тип).</text:span> MAP8 развита, OPN8 активна. Поведение определяется P-вектором. Решение задач мотивирует само по себе — полнота MAP6, элегантность KLOM, закрытие TRL8 с маркером (+). Возможна сниженная чувствительность к аксиологическим коллизиям: учёный, увлечённый задачей, не замечает этических последствий.</text:p>
      <text:p text:style-name="P1">Пример: математик, работающий над задачей 18 часов подряд. И1 подавлена (голод, сон — игнорируются). И3 неактивна (нет аксиологического конфликта). Чистая И2: P-вектор ненулевой — и это достаточная мотивация.</text:p>
      <text:p text:style-name="P1"><text:span text:style-name="Strong_20_Emphasis">Доминирование И3 (аксиологический тип).</text:span> MAPB развита, TRLB богат, W-вектор определяет поведение. Символьная активность — инструмент, а не самоцель. Физическая активность — следствие компиляции, а не источник мотивации.</text:p>
      <text:p text:style-name="P1">Пример: правозащитник рискует свободой ради принципа. И1 подавлена (физический комфорт принесён в жертву). И2 — инструмент (символьное мышление обслуживает W-вектор). И3 доминирует: W-вектор превышает порог, OPNB компилирует WLOM в KLOM в BLOM.</text:p>
      <text:p text:style-name="P1"><text:span text:style-name="Strong_20_Emphasis">Смешанные типы.</text:span> В реальности у большинства людей несколько уровней активны одновременно. Конфликт между ними — нормальное состояние. Патологичны только крайние случаи: полное отсутствие И3 (аморальность), полное подавление И1 ради И3 (аскетизм, саморазрушение), неразрешимый конфликт И2 и И3 (экзистенциальный кризис учёного).</text:p>
      <text:p text:style-name="P1"><text:span text:style-name="Strong_20_Emphasis">Недоразвитие как тип.</text:span> Отдельно стоит случай, когда уровень не доминирует, а просто отсутствует:</text:p>
      <text:list text:style-name="L5">
        <text:list-item>
          <text:p text:style-name="P15">Без И2 (MAP8 не развита): человек не способен планировать дальше одного шага. Действует импульсивно. Не может построить KLOM. </text:p>
        </text:list-item>
        <text:list-item>
          <text:p text:style-name="P16">Без И3 (MAPB не развита): человек не испытывает аксиологических конфликтов. Не <text:soft-page-break/>потому что «злой» — а потому что CNN3 не обучена, C-компоненты примитивны, W-вектор хронически мал. «Хороший исполнитель, но без собственной позиции». </text:p>
        </text:list-item>
      </text:list>
      <text:p text:style-name="P2"/>
      <text:h text:style-name="Heading_20_2" text:outline-level="2"><text:span text:style-name="Strong_20_Emphasis">Выводы</text:span></text:h>
      <text:list text:style-name="L6">
        <text:list-item>
          <text:p text:style-name="P17">Мотивация — метрическое расстояние в соответствующем векторном пространстве. Три индивидуальных уровня (И1/И2/И3) и три коллективных (О1/О2/О3). </text:p>
        </text:list-item>
        <text:list-item>
          <text:p text:style-name="P17">На каждом уровне один принцип: ненулевой вектор → движение → обнуление → покой. Различается содержание: физическое расстояние, семантическое расстояние, аксиологическое расстояние. </text:p>
        </text:list-item>
        <text:list-item>
          <text:p text:style-name="P17">Высший уровень определяет направление нижестоящих. W-вектор компилируется в P-вектор, P-вектор — в b-вектор. Воля → план → действие. </text:p>
        </text:list-item>
        <text:list-item>
          <text:p text:style-name="P17">Цепочка компиляции MAPB → MAP8 → MAP6 → MAP3 → SERN реализует воплощённость: Понятие приобретает телесное измерение. </text:p>
        </text:list-item>
        <text:list-item>
          <text:p text:style-name="P17">Коллективные уровни (О1–О3) — реальные процессы в виртуальных социальных картах. Институты — механизмы обнуления коллективных расстояний. </text:p>
        </text:list-item>
        <text:list-item>
          <text:p text:style-name="P17">Рекурсивный режим — не новый уровень MAP, а изменение направления W-вектора: система анализирует собственную архитектуру. </text:p>
        </text:list-item>
        <text:list-item>
          <text:p text:style-name="P18"><text:span text:style-name="T1">Типология личностей определяется доминирующим уровнем мотивации. Конфликт между уровнями — нормальное состояние. Патологичны крайности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4T00:27:26.370294600</dc:date>
    <meta:editing-duration>PT25M57S</meta:editing-duration>
    <meta:editing-cycles>5</meta:editing-cycles>
    <meta:generator>LibreOffice/26.2.1.2$Windows_X86_64 LibreOffice_project/620$Build-2</meta:generator>
    <meta:document-statistic meta:table-count="1" meta:image-count="0" meta:object-count="0" meta:page-count="7" meta:paragraph-count="130" meta:word-count="1961" meta:character-count="15457" meta:non-whitespace-character-count="13535"/>
  </office:meta>
</office:document-meta>
</file>